
<file path=META-INF/manifest.xml><?xml version="1.0" encoding="utf-8"?>
<?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Git Introduction</text:title></text:p>
      <text:p text:style-name="OrgTitle"/>
      <text:p text:style-name="OrgSubtitle"><text:initial-creator>Daniel DeBruno</text:initial-creator></text:p>
      <text:p text:style-name="OrgSubtitle"/>
      <text:h text:style-name="Heading_20_1_unnumbered" text:outline-level="1" text:is-list-header="true">
<text:bookmark-start text:name="OrgXref.org580dfe0"/>
<text:bookmark text:name="org580dfe0"/>Intro
<text:bookmark-end text:name="OrgXref.org580dfe0"/></text:h>
      <text:h text:style-name="Heading_20_2_unnumbered" text:outline-level="2" text:is-list-header="true">
<text:bookmark-start text:name="OrgXref.org41603cd"/>
<text:bookmark text:name="org41603cd"/>Intro 1/2
<text:bookmark-end text:name="OrgXref.org41603cd"/></text:h>
      <text:p text:style-name="Text_20_body">Git is something called a DVCS which stands for decentralized version control
system. At a simple level it allows you to store file versions with it. The
decentralized part means that every single “repo” of files can be used
standalone without interacting with another computer. Some other versions
control systems are SVN, CVS, Mercurial and TFS.
</text:p>
      <text:h text:style-name="Heading_20_2_unnumbered" text:outline-level="2" text:is-list-header="true">
<text:bookmark-start text:name="OrgXref.org48c6402"/>
<text:bookmark text:name="org48c6402"/>Intro 2/2
<text:bookmark-end text:name="OrgXref.org48c6402"/></text:h>
      <text:p text:style-name="Text_20_body">Git has the idea of a remote place to store your git repos. One of these remote
places is github. While github uses git, git does not use github.
</text:p>
      <text:p text:style-name="Text_20_body">To get started we need to install git. Run this command to see if git is
installed already. If not follow the instructions according to your operating
system below (in windows search for the program git for bash to get the prompt).
</text:p>
      <text:p text:style-name="OrgSrcBlockLastLine"><text:span text:style-name="OrgSrcFontLockTypeFace">git</text:span><text:s/>--version</text:p>
      <text:h text:style-name="Heading_20_1_unnumbered" text:outline-level="1" text:is-list-header="true">
<text:bookmark-start text:name="OrgXref.orga90e818"/>
<text:bookmark text:name="orga90e818"/>Installation
<text:bookmark-end text:name="OrgXref.orga90e818"/></text:h>
      <text:h text:style-name="Heading_20_2_unnumbered" text:outline-level="2" text:is-list-header="true">
<text:bookmark-start text:name="OrgXref.orgfd24252"/>
<text:bookmark text:name="orgfd24252"/>Windows
<text:bookmark-end text:name="OrgXref.orgfd24252"/></text:h>
      <text:p text:style-name="Text_20_body">go to <text:a xlink:type="simple" xlink:href="https://github.com/git-for-windows/git/releases/tag/v2.23.0.windows.1">https://github.com/git-for-windows/git/releases/tag/v2.23.0.windows.1</text:a> and
scroll down to where it says Assets. Click on the dropdown and download the 64
bit exe which says Git-2.23.0-64-bit.exe.
@TODO(Renzix): go through install
</text:p>
      <text:h text:style-name="Heading_20_2_unnumbered" text:outline-level="2" text:is-list-header="true">
<text:bookmark-start text:name="OrgXref.orgf7c5ff8"/>
<text:bookmark text:name="orgf7c5ff8"/>macOS
<text:bookmark-end text:name="OrgXref.orgf7c5ff8"/></text:h>
      <text:p text:style-name="Text_20_body">for macOS you have 2 options. You can either install xcode and it will
automatically install it or install it directly from git-scm.
</text:p>
      <text:h text:style-name="Heading_20_3_unnumbered" text:outline-level="3" text:is-list-header="true">
<text:bookmark-start text:name="OrgXref.org0dada91"/>
<text:bookmark text:name="org0dada91"/>Xcode
<text:bookmark-end text:name="OrgXref.org0dada91"/></text:h>
      <text:p text:style-name="Text_20_body">Install xcode via the app store. To test it run
</text:p>
      <text:p text:style-name="OrgSrcBlockLastLine"><text:span text:style-name="OrgSrcFontLockTypeFace">git</text:span><text:s/>--version</text:p>
      <text:h text:style-name="Heading_20_3_unnumbered" text:outline-level="3" text:is-list-header="true">
<text:bookmark-start text:name="OrgXref.org6fa1940"/>
<text:bookmark text:name="org6fa1940"/>git-scm
<text:bookmark-end text:name="OrgXref.org6fa1940"/></text:h>
      <text:p text:style-name="Text_20_body">go to <text:a xlink:type="simple" xlink:href="https://git-scm.com/download/mac">https://git-scm.com/download/mac</text:a> and install it.
</text:p>
      <text:h text:style-name="Heading_20_2_unnumbered" text:outline-level="2" text:is-list-header="true">
<text:bookmark-start text:name="OrgXref.org0e15306"/>
<text:bookmark text:name="org0e15306"/>Linux
<text:bookmark-end text:name="OrgXref.org0e15306"/></text:h>
      <text:p text:style-name="Text_20_body">This depends on your distro. Nearly all distros have git in their repository so
you can just use your package manager.
</text:p>
      <text:list text:style-name="OrgBulletedList" text:continue-numbering="false">
        <text:list-item>
          <text:p text:style-name="Text_20_body">Debian based <text:span text:style-name="OrgCode">sudo apt install git</text:span>
</text:p>
        </text:list-item>
        <text:list-item>
          <text:p text:style-name="Text_20_body">Redhat based <text:span text:style-name="OrgCode">sudo dnf install git</text:span>
</text:p>
        </text:list-item>
        <text:list-item>
          <text:p text:style-name="Text_20_body">Arch Based <text:span text:style-name="OrgCode">sudo pacman -S git</text:span>
</text:p>
        </text:list-item>
      </text:list>
      <text:h text:style-name="Heading_20_1_unnumbered" text:outline-level="1" text:is-list-header="true">
<text:bookmark-start text:name="OrgXref.org68e1f8d"/>
<text:bookmark text:name="org68e1f8d"/>Creating the Repo
<text:bookmark-end text:name="OrgXref.org68e1f8d"/></text:h>
      <text:h text:style-name="Heading_20_2_unnumbered" text:outline-level="2" text:is-list-header="true">
<text:bookmark-start text:name="OrgXref.org9636d94"/>
<text:bookmark text:name="org9636d94"/>Git Init
<text:bookmark-end text:name="OrgXref.org9636d94"/></text:h>
      <text:p text:style-name="Text_20_body">To get started run the command
</text:p>
      <text:p text:style-name="OrgSrcBlockLastLine"><text:span text:style-name="OrgSrcFontLockTypeFace">git</text:span><text:s/>init<text:s/>myProject</text:p>
      <text:p text:style-name="Text_20_body">This will give you a empty git repo called myProject. A repo is actually just a
folder for a project. You can now go into this folder and make a file called
readme.md. You can put in <text:span text:style-name="OrgCode">Hello World</text:span> in the file as plain text.
</text:p>
      <text:h text:style-name="Heading_20_2_unnumbered" text:outline-level="2" text:is-list-header="true">
<text:bookmark-start text:name="OrgXref.orgf93ed09"/>
<text:bookmark text:name="orgf93ed09"/>Git Add
<text:bookmark-end text:name="OrgXref.orgf93ed09"/></text:h>
      <text:p text:style-name="Text_20_body">After you make this file you can “add” it to your repository by running the
command <text:span text:style-name="OrgCode">git add</text:span>. If you had multiple files then you would run <text:span text:style-name="OrgCode">git add
filename</text:span> on each file.
</text:p>
      <text:p text:style-name="OrgSrcBlockLastLine"><text:span text:style-name="OrgSrcFontLockTypeFace">git</text:span><text:s/>add<text:s/>readme.md</text:p>
      <text:h text:style-name="Heading_20_2_unnumbered" text:outline-level="2" text:is-list-header="true">
<text:bookmark-start text:name="OrgXref.orgc0e8344"/>
<text:bookmark text:name="orgc0e8344"/>Git Commit part 1
<text:bookmark-end text:name="OrgXref.orgc0e8344"/></text:h>
      <text:p text:style-name="Text_20_body"><text:span text:style-name="OrgCode">git add</text:span> doesn’t actually tell git to save the current version of the file.
What it does is tell git that this files exists and you want to track it
possibly in the future. In order to tell git that this is a final change you
want to commit then run <text:span text:style-name="OrgCode">git commit</text:span>.
</text:p>
      <text:p text:style-name="OrgSrcBlockLastLine"><text:span text:style-name="OrgSrcFontLockTypeFace">git</text:span><text:s/>commit</text:p>
      <text:h text:style-name="Heading_20_2_unnumbered" text:outline-level="2" text:is-list-header="true">
<text:bookmark-start text:name="OrgXref.org32c3ed7"/>
<text:bookmark text:name="org32c3ed7"/>Git Commit part 2
<text:bookmark-end text:name="OrgXref.org32c3ed7"/></text:h>
      <text:p text:style-name="Text_20_body">It will then pop up a tui text editor based on what you choose. Nano is probably
the default as it is the most simple so you can just write you commit message
then control o to save and quit(write o).
</text:p>
      <text:p text:style-name="Text_20_body">Make sure to write a helpful message as others will see it!!!
</text:p>
      <text:h text:style-name="Heading_20_2_unnumbered" text:outline-level="2" text:is-list-header="true">
<text:bookmark-start text:name="OrgXref.org7a674cc"/>
<text:bookmark text:name="org7a674cc"/>Congrats
<text:bookmark-end text:name="OrgXref.org7a674cc"/></text:h>
      <text:p text:style-name="Text_20_body">Congrats you have a repo with <text:span text:style-name="OrgCode">main.cpp</text:span>. You don’t have to <text:span text:style-name="OrgCode">git add</text:span> main.cpp
anymore when you make change to it. Only when you add another file do you have
to run <text:span text:style-name="OrgCode">git add</text:span>. You can git commit every time you change any files to save the
changes in git.
</text:p>
      <text:h text:style-name="Heading_20_2_unnumbered" text:outline-level="2" text:is-list-header="true">
<text:bookmark-start text:name="OrgXref.orgedd7331"/>
<text:bookmark text:name="orgedd7331"/>Recap
<text:bookmark-end text:name="OrgXref.orgedd7331"/></text:h>
      <text:list text:style-name="OrgBulletedList" text:continue-numbering="false">
        <text:list-item>
          <text:p text:style-name="Text_20_body">To make a repo <text:span text:style-name="OrgCode">git init reponame</text:span>
</text:p>
        </text:list-item>
        <text:list-item>
          <text:p text:style-name="Text_20_body">To add a file <text:span text:style-name="OrgCode">git add filename</text:span>
</text:p>
        </text:list-item>
        <text:list-item>
          <text:p text:style-name="Text_20_body">To commit changes <text:span text:style-name="OrgCode">git commit</text:span>
</text:p>
        </text:list-item>
      </text:list>
      <text:h text:style-name="Heading_20_1_unnumbered" text:outline-level="1" text:is-list-header="true">
<text:bookmark-start text:name="OrgXref.org9b96422"/>
<text:bookmark text:name="org9b96422"/>Using a remote
<text:bookmark-end text:name="OrgXref.org9b96422"/></text:h>
      <text:h text:style-name="Heading_20_2_unnumbered" text:outline-level="2" text:is-list-header="true">
<text:bookmark-start text:name="OrgXref.org1556435"/>
<text:bookmark text:name="org1556435"/>Creating your account
<text:bookmark-end text:name="OrgXref.org1556435"/></text:h>
      <text:p text:style-name="Text_20_body">Now you can setup github as a remote repository for your code. Keep in mind
there are alternatives the big two being bitbucket and gitlab.
</text:p>
      <text:h text:style-name="Heading_20_2_unnumbered" text:outline-level="2" text:is-list-header="true">
<text:bookmark-start text:name="OrgXref.org42ccb7f"/>
<text:bookmark text:name="org42ccb7f"/>Create a repo
<text:bookmark-end text:name="OrgXref.org42ccb7f"/></text:h>
      <text:p text:style-name="Text_20_body">Once you create a account you have to do 2 things. First you create a empty
repository on the website. <text:span text:style-name="OrgCode">DO NOT ADD A LICNESE OR README YET</text:span> as it will mess
up the history of the remote.
</text:p>
      <text:h text:style-name="Heading_20_2_unnumbered" text:outline-level="2" text:is-list-header="true">
<text:bookmark-start text:name="OrgXref.orga52721f"/>
<text:bookmark text:name="orga52721f"/>Adding the remote
<text:bookmark-end text:name="OrgXref.orga52721f"/></text:h>
      <text:p text:style-name="Text_20_body">You can then tell your git repo (on your machine) where the remote place to
store it is. Change the url below to have your username instead of Renzix and
change test to the name of your repo you setup.
</text:p>
      <text:p text:style-name="OrgSrcBlockLastLine"><text:span text:style-name="OrgSrcFontLockTypeFace">git</text:span><text:s/>remote<text:s/>add<text:s/>origin<text:s/>https://github.com/Renzix/test.git</text:p>
      <text:h text:style-name="Heading_20_2_unnumbered" text:outline-level="2" text:is-list-header="true">
<text:bookmark-start text:name="OrgXref.orgf70e2eb"/>
<text:bookmark text:name="orgf70e2eb"/>First push
<text:bookmark-end text:name="OrgXref.orgf70e2eb"/></text:h>
      <text:p text:style-name="Text_20_body">Now that you told it WHERE its going you can tell it to send the code.
</text:p>
      <text:p text:style-name="Text_20_body">To send the code you just and type in your username/password for github.
</text:p>
      <text:p text:style-name="OrgSrcBlockLastLine"><text:span text:style-name="OrgSrcFontLockTypeFace">git</text:span><text:s/>push<text:s/>-u<text:s/>origin<text:s/>master</text:p>
      <text:h text:style-name="Heading_20_2_unnumbered" text:outline-level="2" text:is-list-header="true">
<text:bookmark-start text:name="OrgXref.orgac17268"/>
<text:bookmark text:name="orgac17268"/>Congrats
<text:bookmark-end text:name="OrgXref.orgac17268"/></text:h>
      <text:p text:style-name="Text_20_body">If you refresh the page it will now show you whatever you typed inside
readme.md!!!
</text:p>
      <text:p text:style-name="Text_20_body">after you run this command you can just run <text:span text:style-name="OrgCode">git push</text:span> and it will remember the
other options.
</text:p>
      <text:h text:style-name="Heading_20_2_unnumbered" text:outline-level="2" text:is-list-header="true">
<text:bookmark-start text:name="OrgXref.orgbeaf6df"/>
<text:bookmark text:name="orgbeaf6df"/>Recap
<text:bookmark-end text:name="OrgXref.orgbeaf6df"/></text:h>
      <text:list text:style-name="OrgBulletedList" text:continue-numbering="false">
        <text:list-item>
          <text:p text:style-name="Text_20_body">To setup
</text:p>
          <text:list text:style-name="OrgBulletedList" text:continue-numbering="true">
            <text:list-item>
              <text:p text:style-name="Text_20_body"><text:span text:style-name="OrgCode">git remote add origin https://github.com/USERNAME/REPONAME.git=</text:span>
</text:p>
            </text:list-item>
            <text:list-item>
              <text:p text:style-name="Text_20_body"><text:span text:style-name="OrgCode">git push -u origin master</text:span>
</text:p>
            </text:list-item>
          </text:list>
        </text:list-item>
        <text:list-item>
          <text:p text:style-name="Text_20_body">Afterwords you can just <text:span text:style-name="OrgCode">git push</text:span>
</text:p>
        </text:list-item>
      </text:list>
      <text:h text:style-name="Heading_20_1_unnumbered" text:outline-level="1" text:is-list-header="true">
<text:bookmark-start text:name="OrgXref.org5593901"/>
<text:bookmark text:name="org5593901"/>Misc
<text:bookmark-end text:name="OrgXref.org5593901"/></text:h>
      <text:h text:style-name="Heading_20_2_unnumbered" text:outline-level="2" text:is-list-header="true">
<text:bookmark-start text:name="OrgXref.org73bd108"/>
<text:bookmark text:name="org73bd108"/>Pulling changes
<text:bookmark-end text:name="OrgXref.org73bd108"/></text:h>
      <text:p text:style-name="Text_20_body">To pull down changes from a repo you can run the comand
</text:p>
      <text:p text:style-name="OrgSrcBlockLastLine"><text:span text:style-name="OrgSrcFontLockTypeFace">git</text:span><text:s/>pull</text:p>
      <text:h text:style-name="Heading_20_2_unnumbered" text:outline-level="2" text:is-list-header="true">
<text:bookmark-start text:name="OrgXref.orge417501"/>
<text:bookmark text:name="orge417501"/>Cloning repos
<text:bookmark-end text:name="OrgXref.orge417501"/></text:h>
      <text:p text:style-name="Text_20_body">To get a local copy of a repository online you can run. Note that the remote
normally has a link you can copy when you visit the repo online.
</text:p>
      <text:p text:style-name="OrgSrcBlockLastLine"><text:span text:style-name="OrgSrcFontLockTypeFace">git</text:span><text:s/>clone<text:s/>https://github.com/Renzix/test.git</text:p>
      <text:h text:style-name="Heading_20_2_unnumbered" text:outline-level="2" text:is-list-header="true">
<text:bookmark-start text:name="OrgXref.orgfd3642e"/>
<text:bookmark text:name="orgfd3642e"/>Using ssh
<text:bookmark-end text:name="OrgXref.orgfd3642e"/></text:h>
      <text:p text:style-name="Text_20_body">Passwords are not a very good way to securely login. The better way is via ssh
keys. In order to do this you have to add a ssh key to your account then when
you set the remote you can give it the ssh url.
</text:p>
      <text:p text:style-name="OrgSrcBlockLastLine"><text:span text:style-name="OrgSrcFontLockTypeFace">git</text:span><text:s/>remote<text:s/>add<text:s/>origin<text:s/><text:span text:style-name="OrgSrcFontLockTypeFace">git</text:span>@github.com:Renzix/test.git</text:p>
      <text:h text:style-name="Heading_20_2_unnumbered" text:outline-level="2" text:is-list-header="true">
<text:bookmark-start text:name="OrgXref.org9c81f8b"/>
<text:bookmark text:name="org9c81f8b"/>Removing files
<text:bookmark-end text:name="OrgXref.org9c81f8b"/></text:h>
      <text:p text:style-name="Text_20_body">If you would like to stop tracking a file through git you can run the command
</text:p>
      <text:p text:style-name="OrgSrcBlockLastLine"><text:span text:style-name="OrgSrcFontLockTypeFace">git</text:span><text:s/><text:span text:style-name="OrgSrcFontLockTypeFace">rm</text:span><text:s/>filename</text:p>
      <text:h text:style-name="Heading_20_2_unnumbered" text:outline-level="2" text:is-list-header="true">
<text:bookmark-start text:name="OrgXref.orga850067"/>
<text:bookmark text:name="orga850067"/>Recap
<text:bookmark-end text:name="OrgXref.orga850067"/></text:h>
      <text:list text:style-name="OrgBulletedList" text:continue-numbering="false">
        <text:list-item>
          <text:p text:style-name="Text_20_body">To pull down changes from the remote <text:span text:style-name="OrgCode">git pull</text:span>
</text:p>
        </text:list-item>
        <text:list-item>
          <text:p text:style-name="Text_20_body">To get someone elses repo <text:span text:style-name="OrgCode">git clone</text:span>
</text:p>
        </text:list-item>
        <text:list-item>
          <text:p text:style-name="Text_20_body">You can also use ssh keys instead of a login
</text:p>
        </text:list-item>
        <text:list-item>
          <text:p text:style-name="Text_20_body">You can tell git to stop tracking a file with <text:span text:style-name="OrgCode">git rm filename</text:span>
</text:p>
        </text:list-item>
      </text:list>
      <text:h text:style-name="Heading_20_1_unnumbered" text:outline-level="1" text:is-list-header="true">
<text:bookmark-start text:name="OrgXref.org0ce2ea6"/>
<text:bookmark text:name="org0ce2ea6"/>Closing
<text:bookmark-end text:name="OrgXref.org0ce2ea6"/></text:h>
      <text:p text:style-name="Text_20_body">The slides will be up on github <text:a xlink:type="simple" xlink:href="https://github.com/Renzix/Lectures.git">https://github.com/Renzix/Lectures.git</text:a>
</text:p>
      <text:p text:style-name="Text_20_body">Any Questions? (made with emacs and org mode)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272c36" fo:padding="0.049cm" fo:border="0.51pt solid #000000" style:shadow="none">
        <style:background-image/>
      </style:paragraph-properties>
      <style:text-properties fo:color="#eceff4"/>
    </style:style>
    <style:style style:name="OrgSrcFontLockTypeFace" style:family="text">
      <style:text-properties fo:color="#eccc87"/>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Daniel DeBruno</dc:creator>
    <meta:initial-creator>Daniel DeBruno</meta:initial-creator>
    <dc:date>2019-10-31T18:10:11</dc:date>
    <meta:creation-date>2019-10-31T18:10:11</meta:creation-date>
    <meta:generator>Emacs 27.0.50 (Org mode 9.3)</meta:generator>
    <meta:keyword/>
    <dc:subject/>
    <dc:title>Git Introduction</dc:title>
  </office:meta>
</office:document-meta>
</file>